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11200"/>
    </style:style>
    <style:style style:name="P2" style:family="paragraph" style:parent-style-name="Standard">
      <style:text-properties fo:font-weight="bold" officeooo:rsid="00220d0c" officeooo:paragraph-rsid="00220d0c" style:font-weight-asian="bold" style:font-weight-complex="bold"/>
    </style:style>
    <style:style style:name="P3" style:family="paragraph" style:parent-style-name="Standard">
      <style:text-properties officeooo:rsid="00220d0c" officeooo:paragraph-rsid="00220d0c"/>
    </style:style>
    <style:style style:name="P4" style:family="paragraph" style:parent-style-name="Standard">
      <style:text-properties officeooo:paragraph-rsid="0023f635"/>
    </style:style>
    <style:style style:name="P5" style:family="paragraph" style:parent-style-name="Standard">
      <style:paragraph-properties fo:margin-top="0.101cm" fo:margin-bottom="0.101cm" loext:contextual-spacing="false"/>
      <style:text-properties fo:font-weight="bold" officeooo:rsid="00211200" officeooo:paragraph-rsid="00220d0c" style:font-weight-asian="bold" style:font-weight-complex="bold"/>
    </style:style>
    <style:style style:name="P6" style:family="paragraph" style:parent-style-name="Standard">
      <style:paragraph-properties fo:margin-top="0.101cm" fo:margin-bottom="0.101cm" loext:contextual-spacing="false"/>
      <style:text-properties officeooo:paragraph-rsid="00220d0c"/>
    </style:style>
    <style:style style:name="P7" style:family="paragraph" style:parent-style-name="Standard">
      <style:paragraph-properties fo:margin-top="0.101cm" fo:margin-bottom="0.101cm" loext:contextual-spacing="false"/>
      <style:text-properties officeooo:rsid="0027e8c4" officeooo:paragraph-rsid="0027e8c4"/>
    </style:style>
    <style:style style:name="P8" style:family="paragraph" style:parent-style-name="Standard" style:list-style-name="L1">
      <style:text-properties officeooo:paragraph-rsid="00211200"/>
    </style:style>
    <style:style style:name="P9" style:family="paragraph" style:parent-style-name="Standard" style:list-style-name="L1">
      <style:text-properties officeooo:paragraph-rsid="00220d0c"/>
    </style:style>
    <style:style style:name="P10" style:family="paragraph" style:parent-style-name="Standard" style:list-style-name="L1">
      <style:text-properties officeooo:rsid="00211200" officeooo:paragraph-rsid="00211200"/>
    </style:style>
    <style:style style:name="P11" style:family="paragraph" style:parent-style-name="Standard">
      <style:text-properties style:text-line-through-style="solid" style:text-line-through-type="single" officeooo:paragraph-rsid="002a1da3"/>
    </style:style>
    <style:style style:name="P12" style:family="paragraph" style:parent-style-name="Standard" style:list-style-name="L2">
      <style:paragraph-properties fo:margin-top="0.101cm" fo:margin-bottom="0.101cm" loext:contextual-spacing="false"/>
      <style:text-properties officeooo:rsid="00220d0c" officeooo:paragraph-rsid="00220d0c"/>
    </style:style>
    <style:style style:name="P13" style:family="paragraph" style:parent-style-name="Standard" style:list-style-name="L2">
      <style:paragraph-properties fo:margin-top="0.101cm" fo:margin-bottom="0.101cm" loext:contextual-spacing="false"/>
      <style:text-properties officeooo:paragraph-rsid="00220d0c"/>
    </style:style>
    <style:style style:name="P14" style:family="paragraph" style:parent-style-name="Standard" style:list-style-name="L1">
      <style:paragraph-properties fo:margin-top="0.101cm" fo:margin-bottom="0.101cm" loext:contextual-spacing="false"/>
      <style:text-properties fo:color="#000000" fo:font-weight="normal" officeooo:rsid="0023f635" officeooo:paragraph-rsid="0023f635" fo:background-color="transparent" style:font-weight-asian="normal" style:font-weight-complex="normal"/>
    </style:style>
    <style:style style:name="P15" style:family="paragraph" style:parent-style-name="Standard" style:list-style-name="L5">
      <style:paragraph-properties fo:margin-top="0.101cm" fo:margin-bottom="0.101cm" loext:contextual-spacing="false"/>
      <style:text-properties fo:color="#000000" fo:font-weight="normal" officeooo:rsid="0023f635" officeooo:paragraph-rsid="0023f635" fo:background-color="transparent" style:font-weight-asian="normal" style:font-weight-complex="normal"/>
    </style:style>
    <style:style style:name="P16" style:family="paragraph" style:parent-style-name="Standard" style:list-style-name="L7">
      <style:paragraph-properties fo:margin-top="0.101cm" fo:margin-bottom="0.101cm" loext:contextual-spacing="false"/>
      <style:text-properties fo:color="#000000" style:text-line-through-style="solid" style:text-line-through-type="single" fo:font-weight="normal" officeooo:rsid="0023f635" officeooo:paragraph-rsid="002a1da3" fo:background-color="transparent" style:font-weight-asian="normal" style:font-weight-complex="normal"/>
    </style:style>
    <style:style style:name="P17" style:family="paragraph" style:parent-style-name="Standard" style:list-style-name="L3">
      <style:paragraph-properties fo:margin-top="0.101cm" fo:margin-bottom="0.101cm" loext:contextual-spacing="false"/>
      <style:text-properties officeooo:rsid="00223fc1" officeooo:paragraph-rsid="00223fc1"/>
    </style:style>
    <style:style style:name="P18" style:family="paragraph" style:parent-style-name="Standard" style:list-style-name="L4">
      <style:paragraph-properties fo:margin-top="0.101cm" fo:margin-bottom="0.101cm" loext:contextual-spacing="false"/>
      <style:text-properties officeooo:paragraph-rsid="0023f635"/>
    </style:style>
    <style:style style:name="P19" style:family="paragraph" style:parent-style-name="Standard" style:list-style-name="L4">
      <style:paragraph-properties fo:margin-top="0.101cm" fo:margin-bottom="0.101cm" loext:contextual-spacing="false"/>
      <style:text-properties officeooo:paragraph-rsid="00223fc1"/>
    </style:style>
    <style:style style:name="P20" style:family="paragraph" style:parent-style-name="Standard" style:list-style-name="L3">
      <style:paragraph-properties fo:margin-top="0.101cm" fo:margin-bottom="0.101cm" loext:contextual-spacing="false"/>
      <style:text-properties officeooo:paragraph-rsid="0023f635"/>
    </style:style>
    <style:style style:name="P21" style:family="paragraph" style:parent-style-name="Standard" style:list-style-name="L5">
      <style:paragraph-properties fo:margin-top="0.101cm" fo:margin-bottom="0.101cm" loext:contextual-spacing="false"/>
      <style:text-properties officeooo:paragraph-rsid="0023f635"/>
    </style:style>
    <style:style style:name="P22" style:family="paragraph" style:parent-style-name="Standard" style:list-style-name="L5">
      <style:paragraph-properties fo:margin-top="0.101cm" fo:margin-bottom="0.101cm" loext:contextual-spacing="false"/>
      <style:text-properties officeooo:paragraph-rsid="002a1da3"/>
    </style:style>
    <style:style style:name="P23" style:family="paragraph" style:parent-style-name="Standard" style:list-style-name="L6">
      <style:paragraph-properties fo:margin-top="0.101cm" fo:margin-bottom="0.101cm" loext:contextual-spacing="false"/>
      <style:text-properties officeooo:paragraph-rsid="00223fc1"/>
    </style:style>
    <style:style style:name="P24" style:family="paragraph" style:parent-style-name="Standard" style:list-style-name="L3">
      <style:paragraph-properties fo:margin-top="0.101cm" fo:margin-bottom="0.101cm" loext:contextual-spacing="false"/>
      <style:text-properties style:text-line-through-style="solid" style:text-line-through-type="single" officeooo:paragraph-rsid="002a1da3"/>
    </style:style>
    <style:style style:name="P25" style:family="paragraph" style:parent-style-name="Standard" style:list-style-name="L7">
      <style:paragraph-properties fo:margin-top="0.101cm" fo:margin-bottom="0.101cm" loext:contextual-spacing="false"/>
      <style:text-properties style:text-line-through-style="solid" style:text-line-through-type="single" officeooo:paragraph-rsid="002a1da3"/>
    </style:style>
    <style:style style:name="T1" style:family="text">
      <style:text-properties officeooo:rsid="002112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1200" style:font-weight-asian="bold" style:font-weight-complex="bold"/>
    </style:style>
    <style:style style:name="T4" style:family="text">
      <style:text-properties fo:font-weight="bold" officeooo:rsid="00220d0c" style:font-weight-asian="bold" style:font-weight-complex="bold"/>
    </style:style>
    <style:style style:name="T5" style:family="text">
      <style:text-properties fo:font-weight="bold" officeooo:rsid="0023f635" style:font-weight-asian="bold" style:font-weight-complex="bold"/>
    </style:style>
    <style:style style:name="T6" style:family="text">
      <style:text-properties fo:font-weight="bold" officeooo:rsid="00223fc1" style:font-weight-asian="bold" style:font-weight-complex="bold"/>
    </style:style>
    <style:style style:name="T7" style:family="text">
      <style:text-properties fo:font-weight="bold" officeooo:rsid="00264392" style:font-weight-asian="bold" style:font-weight-complex="bold"/>
    </style:style>
    <style:style style:name="T8" style:family="text">
      <style:text-properties fo:font-weight="bold" officeooo:rsid="0027e8c4" style:font-weight-asian="bold" style:font-weight-complex="bold"/>
    </style:style>
    <style:style style:name="T9" style:family="text">
      <style:text-properties fo:font-weight="bold" officeooo:rsid="002a1da3" style:font-weight-asian="bold" style:font-weight-complex="bold"/>
    </style:style>
    <style:style style:name="T10" style:family="text">
      <style:text-properties fo:color="#c9211e" officeooo:rsid="00211200"/>
    </style:style>
    <style:style style:name="T11" style:family="text">
      <style:text-properties fo:color="#c9211e" officeooo:rsid="00220d0c"/>
    </style:style>
    <style:style style:name="T12" style:family="text">
      <style:text-properties fo:color="#c9211e" officeooo:rsid="00223fc1"/>
    </style:style>
    <style:style style:name="T13" style:family="text">
      <style:text-properties fo:color="#c9211e" fo:font-weight="normal" officeooo:rsid="0023f635" fo:background-color="transparent" loext:char-shading-value="0" style:font-weight-asian="normal" style:font-weight-complex="normal"/>
    </style:style>
    <style:style style:name="T14" style:family="text">
      <style:text-properties fo:color="#c9211e" fo:font-weight="normal" officeooo:rsid="00220d0c" fo:background-color="transparent" loext:char-shading-value="0" style:font-weight-asian="normal" style:font-weight-complex="normal"/>
    </style:style>
    <style:style style:name="T15" style:family="text">
      <style:text-properties fo:color="#c9211e" fo:font-weight="normal" officeooo:rsid="00264392" fo:background-color="transparent" loext:char-shading-value="0" style:font-weight-asian="normal" style:font-weight-complex="normal"/>
    </style:style>
    <style:style style:name="T16" style:family="text">
      <style:text-properties fo:color="#c9211e" fo:font-weight="normal" officeooo:rsid="00223fc1" fo:background-color="transparent" loext:char-shading-value="0" style:font-weight-asian="normal" style:font-weight-complex="normal"/>
    </style:style>
    <style:style style:name="T17" style:family="text">
      <style:text-properties fo:color="#c9211e" fo:font-weight="normal" officeooo:rsid="002a1da3" fo:background-color="transparent" loext:char-shading-value="0" style:font-weight-asian="normal" style:font-weight-complex="normal"/>
    </style:style>
    <style:style style:name="T18" style:family="text">
      <style:text-properties fo:color="#c9211e" fo:font-weight="bold" style:font-weight-asian="bold" style:font-weight-complex="bold"/>
    </style:style>
    <style:style style:name="T19" style:family="text">
      <style:text-properties officeooo:rsid="00211200" fo:background-color="#ffff00" loext:char-shading-value="0"/>
    </style:style>
    <style:style style:name="T20" style:family="text">
      <style:text-properties officeooo:rsid="00220d0c" fo:background-color="#ffff00" loext:char-shading-value="0"/>
    </style:style>
    <style:style style:name="T21" style:family="text">
      <style:text-properties officeooo:rsid="00220d0c"/>
    </style:style>
    <style:style style:name="T22" style:family="text">
      <style:text-properties fo:color="#ffbf00" fo:font-weight="bold" officeooo:rsid="00220d0c" fo:background-color="transparent" loext:char-shading-value="0" style:font-weight-asian="bold" style:font-weight-complex="bold"/>
    </style:style>
    <style:style style:name="T23" style:family="text">
      <style:text-properties fo:color="#ffbf00" fo:font-weight="normal" style:font-weight-asian="normal" style:font-weight-complex="normal"/>
    </style:style>
    <style:style style:name="T24" style:family="text">
      <style:text-properties officeooo:rsid="00223fc1"/>
    </style:style>
    <style:style style:name="T25" style:family="text">
      <style:text-properties fo:color="#000000" fo:font-weight="normal" officeooo:rsid="00220d0c" fo:background-color="transparent" loext:char-shading-value="0" style:font-weight-asian="normal" style:font-weight-complex="normal"/>
    </style:style>
    <style:style style:name="T26" style:family="text">
      <style:text-properties fo:color="#000000" fo:font-weight="normal" officeooo:rsid="00223fc1" fo:background-color="transparent" loext:char-shading-value="0" style:font-weight-asian="normal" style:font-weight-complex="normal"/>
    </style:style>
    <style:style style:name="T27" style:family="text">
      <style:text-properties fo:color="#000000" fo:font-weight="normal" officeooo:rsid="0023f635" fo:background-color="transparent" loext:char-shading-value="0" style:font-weight-asian="normal" style:font-weight-complex="normal"/>
    </style:style>
    <style:style style:name="T28" style:family="text">
      <style:text-properties fo:color="#000000" fo:font-weight="normal" officeooo:rsid="0024d4b2" fo:background-color="transparent" loext:char-shading-value="0" style:font-weight-asian="normal" style:font-weight-complex="normal"/>
    </style:style>
    <style:style style:name="T29" style:family="text">
      <style:text-properties fo:color="#000000" fo:font-weight="normal" officeooo:rsid="00264392" fo:background-color="transparent" loext:char-shading-value="0" style:font-weight-asian="normal" style:font-weight-complex="normal"/>
    </style:style>
    <style:style style:name="T30" style:family="text">
      <style:text-properties fo:color="#000000" fo:font-weight="normal" officeooo:rsid="0023f635" fo:background-color="#ffff00" loext:char-shading-value="0" style:font-weight-asian="normal" style:font-weight-complex="normal"/>
    </style:style>
    <style:style style:name="T31" style:family="text">
      <style:text-properties fo:color="#000000" fo:font-weight="normal" officeooo:rsid="00264392" fo:background-color="#ffff00" loext:char-shading-value="0" style:font-weight-asian="normal" style:font-weight-complex="normal"/>
    </style:style>
    <style:style style:name="T32" style:family="text">
      <style:text-properties fo:color="#2a6099" fo:font-weight="bold" officeooo:rsid="00264392" style:font-weight-asian="bold" style:font-weight-complex="bold"/>
    </style:style>
    <style:style style:name="T33" style:family="text">
      <style:text-properties fo:color="#2a6099" fo:font-weight="bold" officeooo:rsid="002a1da3" style:font-weight-asian="bold" style:font-weight-complex="bold"/>
    </style:style>
    <style:style style:name="T34" style:family="text">
      <style:text-properties officeooo:rsid="002a1da3"/>
    </style:style>
    <style:style style:name="T35" style:family="text">
      <style:text-properties fo:color="#ff0000" fo:font-weight="bold" officeooo:rsid="002a1da3" style:font-weight-asian="bold" style:font-weight-complex="bold"/>
    </style:style>
    <style:style style:name="T36" style:family="text">
      <style:text-properties fo:color="#ff0000" style:text-line-through-style="none" style:text-line-through-type="none" fo:font-weight="bold" officeooo:rsid="002a1da3" style:font-weight-asian="bold" style:font-weight-complex="bold"/>
    </style:style>
    <style:style style:name="T37" style:family="text">
      <style:text-properties style:text-line-through-style="none" style:text-line-through-type="none" fo:font-weight="bold" officeooo:rsid="00223fc1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71057896" text:style-name="L1">
        <text:list-item>
          <text:p text:style-name="P10">Wildcards: built powerful patterns known as (regular expressions) like re in python. Therefore it would execute a specific action based on the a common theme between the files </text:p>
        </text:list-item>
        <text:list-item>
          <text:p text:style-name="P10">Each wild card matches a specific pattern </text:p>
        </text:list-item>
      </text:list>
      <text:p text:style-name="P1"/>
      <text:p text:style-name="P5">Common wild cards </text:p>
      <text:p text:style-name="P6"><text:span text:style-name="T4">1. </text:span><text:span text:style-name="T3">The * wild card -</text:span><text:span text:style-name="T8">&gt; * star stands for -&gt; anything</text:span></text:p>
      <text:p text:style-name="P7"><text:span text:style-name="T2">Exp -&gt; </text:span><text:span text:style-name="T8">Delete</text:span><text:span text:style-name="T2"> every file that has the number 2 in it -&gt; </text:span><text:span text:style-name="T18">rm *2*</text:span></text:p>
      <text:list xml:id="list2075566742" text:style-name="L2">
        <text:list-item>
          <text:list>
            <text:list-item>
              <text:p text:style-name="P12"><text:span text:style-name="T3">F</text:span><text:span text:style-name="T2">or folders -&gt; </text:span><text:span text:style-name="T23">some_folder_specific_character</text:span><text:span text:style-name="T2">*</text:span></text:p>
            </text:list-item>
            <text:list-item>
              <text:p text:style-name="P13"><text:span text:style-name="T3">F</text:span><text:span text:style-name="T4">or files -&gt; *</text:span><text:span text:style-name="T22">the_files_extension</text:span></text:p>
            </text:list-item>
          </text:list>
        </text:list-item>
      </text:list>
      <text:list xml:id="list142336121846514" text:continue-list="list1471057896" text:style-name="L1">
        <text:list-item>
          <text:p text:style-name="P14">Is a place holder of many characters</text:p>
        </text:list-item>
        <text:list-item>
          <text:p text:style-name="P10">Matches any file (.pdf, .txt, and many more)</text:p>
        </text:list-item>
        <text:list-item>
          <text:p text:style-name="P8"><text:span text:style-name="T1">for </text:span><text:span text:style-name="T19">Exp1</text:span><text:span text:style-name="T1"> type -&gt; </text:span><text:span text:style-name="T10">ls * </text:span></text:p>
          <text:list>
            <text:list-item>
              <text:p text:style-name="P8"><text:span text:style-name="T1">this will provide all the <text:s/>files within the directory </text:span><text:span text:style-name="T24">&amp; </text:span><text:span text:style-name="T10">one</text:span><text:span text:style-name="T1"> level of sub-directory below. The * alone will show all the files and nothing type specific. </text:span><text:span text:style-name="T21">Therefore this will provide all the files and files in the sub-folders and list what is inside of them</text:span></text:p>
            </text:list-item>
          </text:list>
        </text:list-item>
        <text:list-item>
          <text:p text:style-name="P9"><text:span text:style-name="T1">for </text:span><text:span text:style-name="T19">Exp</text:span><text:span text:style-name="T20">2</text:span><text:span text:style-name="T1"> type -&gt; </text:span><text:span text:style-name="T10">ls </text:span><text:span text:style-name="T11">D</text:span><text:span text:style-name="T10">* </text:span></text:p>
          <text:list>
            <text:list-item>
              <text:p text:style-name="P9"><text:span text:style-name="T1">this will provide all the <text:s/>files within the directory. The *</text:span><text:span text:style-name="T21">D will provide all the files/folders that start with D</text:span><text:span text:style-name="T1"> <text:s/></text:span><text:span text:style-name="T21">and list what is inside of them</text:span></text:p>
            </text:list-item>
          </text:list>
        </text:list-item>
        <text:list-item>
          <text:p text:style-name="P9"><text:span text:style-name="T1">for </text:span><text:span text:style-name="T19">Exp</text:span><text:span text:style-name="T20">3</text:span><text:span text:style-name="T1"> type -&gt; </text:span><text:span text:style-name="T10">ls *.</text:span><text:span text:style-name="T11">txt</text:span><text:span text:style-name="T10"> </text:span></text:p>
          <text:list>
            <text:list-header>
              <text:p text:style-name="P9"><text:span text:style-name="T1">this will provide all the <text:s/>files </text:span><text:span text:style-name="T21">that end with .txt </text:span><text:span text:style-name="T1">within the directory </text:span><text:span text:style-name="T12">NOT</text:span><text:span text:style-name="T24"> </text:span><text:span text:style-name="T10">one</text:span><text:span text:style-name="T1"> level of sub-directory below. </text:span></text:p>
            </text:list-header>
          </text:list>
        </text:list-item>
      </text:list>
      <text:p text:style-name="P3"/>
      <text:p text:style-name="P2">2. <text:s/><text:span text:style-name="T24">The ? Wild card</text:span></text:p>
      <text:list xml:id="list2009397064" text:style-name="L3">
        <text:list-item>
          <text:list>
            <text:list-item>
              <text:p text:style-name="P17"><text:span text:style-name="T3">F</text:span><text:span text:style-name="T4">or files -&gt; ?</text:span><text:span text:style-name="T22">the_files_extension</text:span></text:p>
            </text:list-item>
          </text:list>
        </text:list-item>
      </text:list>
      <text:list xml:id="list3453921283" text:style-name="L4">
        <text:list-item>
          <text:list>
            <text:list-item>
              <text:p text:style-name="P18"><text:span text:style-name="T25">t</text:span><text:span text:style-name="T27">he ? Is a place holder of only a specific character</text:span></text:p>
            </text:list-item>
            <text:list-item>
              <text:p text:style-name="P19"><text:span text:style-name="T25">m</text:span><text:span text:style-name="T26">atches any file within a directory but the file has to have </text:span><text:span text:style-name="T27">the same number of characters as the number of ?.txt-&gt; </text:span><text:span text:style-name="T26"><text:s/>one ? </text:span><text:span text:style-name="T27">Will find</text:span><text:span text:style-name="T26"> like A.txt</text:span></text:p>
            </text:list-item>
            <text:list-item>
              <text:p text:style-name="P19"><text:span text:style-name="T15">ls </text:span><text:span text:style-name="T16">??.</text:span><text:span text:style-name="T13">txt </text:span><text:span text:style-name="T27">will find B1.txt </text:span><text:span text:style-name="T29">and anything with two characters and ends with .txt</text:span></text:p>
            </text:list-item>
            <text:list-item>
              <text:p text:style-name="P19"><text:span text:style-name="T15">ls </text:span><text:span text:style-name="T13">?????.txt</text:span><text:span text:style-name="T27"> will find hello.txt </text:span><text:span text:style-name="T29">and anything with 5 characters and ends with .txt</text:span></text:p>
            </text:list-item>
          </text:list>
        </text:list-item>
      </text:list>
      <text:list xml:id="list3690001755" text:style-name="L6">
        <text:list-header>
          <text:p text:style-name="P23"><text:span text:style-name="T29"/></text:p>
        </text:list-header>
      </text:list>
      <text:p text:style-name="P4"><text:span text:style-name="T5">3</text:span><text:span text:style-name="T4">. <text:s/></text:span><text:span text:style-name="T6">The </text:span><text:span text:style-name="T9">{</text:span><text:span text:style-name="T5"> </text:span><text:span text:style-name="T9">}</text:span><text:span text:style-name="T6"> </text:span><text:span text:style-name="T5">the </text:span><text:span text:style-name="T9">curly</text:span><text:span text:style-name="T5"> brackets</text:span><text:span text:style-name="T6"> card</text:span></text:p>
      <text:list xml:id="list142337567786554" text:continue-list="list2009397064" text:style-name="L3">
        <text:list-item>
          <text:list>
            <text:list-item>
              <text:p text:style-name="P20"><text:span text:style-name="T3">F</text:span><text:span text:style-name="T4">or files -&gt; </text:span><text:span text:style-name="T32">start_of_the_file</text:span><text:span text:style-name="T33">{</text:span><text:span text:style-name="T7">restrictions</text:span><text:span text:style-name="T9">}</text:span><text:span text:style-name="T22">the_files_extension</text:span></text:p>
            </text:list-item>
          </text:list>
        </text:list-item>
      </text:list>
      <text:list xml:id="list1544198596" text:style-name="L5">
        <text:list-item>
          <text:list>
            <text:list-item>
              <text:p text:style-name="P15">more specific match -&gt; can match the files with just numbers, or just letters within the name</text:p>
            </text:list-item>
            <text:list-item>
              <text:p text:style-name="P21"><text:span text:style-name="T30">Exp1</text:span><text:span text:style-name="T27"> </text:span><text:span text:style-name="T14">l</text:span><text:span text:style-name="T13">s k</text:span><text:span text:style-name="T17">{</text:span><text:span text:style-name="T13">1234</text:span><text:span text:style-name="T17">}</text:span><text:span text:style-name="T13">.txt </text:span><text:span text:style-name="T27">-&gt; this will bring back any file that matches ANY the following names k1.txt, k2.txt, k3.txt, k4.txt, and so on. <text:s/></text:span></text:p>
            </text:list-item>
            <text:list-item>
              <text:p text:style-name="P22"><text:span text:style-name="T30">Exp</text:span><text:span text:style-name="T31">2</text:span><text:span text:style-name="T27"> </text:span><text:span text:style-name="T14">l</text:span><text:span text:style-name="T13">s k</text:span><text:span text:style-name="T17">{</text:span><text:span text:style-name="T15">1..4</text:span><text:span text:style-name="T17">}</text:span><text:span text:style-name="T13">.txt </text:span><text:span text:style-name="T27">-&gt; this will bring back any file that matches ANY the following names k1.txt, k2.txt, k3.txt, k4.txt, and so on. <text:s/></text:span></text:p>
            </text:list-item>
            <text:list-item>
              <text:p text:style-name="P22"><text:span text:style-name="T30">Exp</text:span><text:span text:style-name="T31">3</text:span><text:span text:style-name="T27"> </text:span><text:span text:style-name="T13">ls k</text:span><text:span text:style-name="T17">{</text:span><text:span text:style-name="T13">1234abc</text:span><text:span text:style-name="T17">}</text:span><text:span text:style-name="T13">.txt </text:span><text:span text:style-name="T27">-&gt; this will bring back any file that matches ANY the following names k1.txt, k2.txt, k3.txt, k4.txt, </text:span><text:span text:style-name="T28">ka.txt, kb.txt, kc.txt </text:span><text:span text:style-name="T27">and so on. <text:s text:c="2"/></text:span></text:p>
            </text:list-item>
            <text:list-item>
              <text:p text:style-name="P22"><text:span text:style-name="T30">Exp4</text:span><text:span text:style-name="T13">ls k</text:span><text:span text:style-name="T17">{</text:span><text:span text:style-name="T13">1..</text:span><text:span text:style-name="T15">9</text:span><text:span text:style-name="T17">}{</text:span><text:span text:style-name="T15">1..9</text:span><text:span text:style-name="T17">}</text:span><text:span text:style-name="T13">.txt </text:span><text:span text:style-name="T27">-&gt; this will bring back any file that matches ANY the following names k1</text:span><text:span text:style-name="T29">1</text:span><text:span text:style-name="T27">.txt and so on each bracket is a digit and you can have multiple digests</text:span></text:p>
            </text:list-item>
            <text:list-item>
              <text:p text:style-name="P22"><text:soft-page-break/><text:span text:style-name="T30">Exp5</text:span><text:span text:style-name="T13"> </text:span><text:span text:style-name="T15">l</text:span><text:span text:style-name="T13">s k</text:span><text:span text:style-name="T17">{</text:span><text:span text:style-name="T13">1..</text:span><text:span text:style-name="T15">9</text:span><text:span text:style-name="T17">}{</text:span><text:span text:style-name="T15">1..9</text:span><text:span text:style-name="T17">}{</text:span><text:span text:style-name="T15">A..Z</text:span><text:span text:style-name="T17">}{</text:span><text:span text:style-name="T15">a..z</text:span><text:span text:style-name="T17">}{</text:span><text:span text:style-name="T15">1..9</text:span><text:span text:style-name="T17">}</text:span><text:span text:style-name="T15">.</text:span><text:span text:style-name="T13">txt </text:span><text:span text:style-name="T27">-&gt; this will bring back any file that matches ANY the following names k1</text:span><text:span text:style-name="T29">1Ab9</text:span><text:span text:style-name="T27">.txt and so on each bracket is a digit and you can have multiple digests</text:span></text:p>
            </text:list-item>
            <text:list-item>
              <text:p text:style-name="P22"><text:span text:style-name="T30">Exp</text:span><text:span text:style-name="T31">6</text:span><text:span text:style-name="T13"> </text:span><text:span text:style-name="T15">l</text:span><text:span text:style-name="T13">s k</text:span><text:span text:style-name="T17">{</text:span><text:span text:style-name="T13">1..</text:span><text:span text:style-name="T15">9ABC</text:span><text:span text:style-name="T17">}</text:span><text:span text:style-name="T15">.</text:span><text:span text:style-name="T13">txt </text:span><text:span text:style-name="T27">-&gt; this will bring back any file that matches ANY the following names k1</text:span><text:span text:style-name="T29">A</text:span><text:span text:style-name="T27">.txt and so on each bracket is a digit and you can have multiple digests</text:span></text:p>
            </text:list-item>
          </text:list>
        </text:list-item>
      </text:list>
      <text:p text:style-name="P11"><text:span text:style-name="T9">4.</text:span><text:span text:style-name="T4"> <text:s/></text:span><text:span text:style-name="T6">The </text:span><text:span text:style-name="T5">[ ]</text:span><text:span text:style-name="T6"> </text:span><text:span text:style-name="T5">the square brackets</text:span><text:span text:style-name="T6"> card.</text:span><text:span text:style-name="T37"> </text:span><text:span text:style-name="T36">I am unsure of this. This is why i crossed it. the curly brackets seem to work just fine</text:span></text:p>
      <text:list xml:id="list142337449231877" text:continue-list="list142337567786554" text:style-name="L3">
        <text:list-item>
          <text:list>
            <text:list-item>
              <text:p text:style-name="P24"><text:span text:style-name="T3">F</text:span><text:span text:style-name="T4">or files -&gt; </text:span><text:span text:style-name="T32">start_of_the_file</text:span><text:span text:style-name="T7">[restrictions]</text:span><text:span text:style-name="T22">the_files_extension</text:span></text:p>
            </text:list-item>
          </text:list>
        </text:list-item>
      </text:list>
      <text:list xml:id="list2370010107" text:style-name="L7">
        <text:list-item>
          <text:list>
            <text:list-item>
              <text:p text:style-name="P16">more specific match -&gt; can match the files with just numbers, or just letters within the name</text:p>
            </text:list-item>
            <text:list-item>
              <text:p text:style-name="P25"><text:span text:style-name="T30">Exp1</text:span><text:span text:style-name="T27"> </text:span><text:span text:style-name="T14">l</text:span><text:span text:style-name="T13">s k[1234].txt </text:span><text:span text:style-name="T27">-&gt; this will bring back any file that matches ANY the following names k1.txt, k2.txt, k3.txt, k4.txt, and so on. <text:s/></text:span></text:p>
            </text:list-item>
            <text:list-item>
              <text:p text:style-name="P25"><text:span text:style-name="T30">Exp</text:span><text:span text:style-name="T31">2</text:span><text:span text:style-name="T27"> </text:span><text:span text:style-name="T14">l</text:span><text:span text:style-name="T13">s k[</text:span><text:span text:style-name="T15">1-4</text:span><text:span text:style-name="T13">].txt </text:span><text:span text:style-name="T27">-&gt; this will bring back any file that matches ANY the following names k1.txt, k2.txt, k3.txt, k4.txt, and so on. <text:s/></text:span></text:p>
            </text:list-item>
            <text:list-item>
              <text:p text:style-name="P25"><text:span text:style-name="T30">Exp</text:span><text:span text:style-name="T31">3</text:span><text:span text:style-name="T27"> </text:span><text:span text:style-name="T13">ls k[1234abc].txt </text:span><text:span text:style-name="T27">-&gt; this will bring back any file that matches ANY the following names k1.txt, k2.txt, k3.txt, k4.txt, </text:span><text:span text:style-name="T28">ka.txt, kb.txt, kc.txt </text:span><text:span text:style-name="T27">and so on. <text:s text:c="2"/></text:span></text:p>
            </text:list-item>
            <text:list-item>
              <text:p text:style-name="P25"><text:span text:style-name="T30">Exp4</text:span><text:span text:style-name="T13">ls k[1-</text:span><text:span text:style-name="T15">9</text:span><text:span text:style-name="T13">]</text:span><text:span text:style-name="T15">[1-9</text:span><text:span text:style-name="T13">].txt </text:span><text:span text:style-name="T27">-&gt; this will bring back any file that matches ANY the following names k1</text:span><text:span text:style-name="T29">1</text:span><text:span text:style-name="T27">.txt and so on each bracket is a digit and you can have multiple digests</text:span></text:p>
            </text:list-item>
            <text:list-item>
              <text:p text:style-name="P25"><text:span text:style-name="T30">Exp5</text:span><text:span text:style-name="T13"> </text:span><text:span text:style-name="T15">l</text:span><text:span text:style-name="T13">s k[1-</text:span><text:span text:style-name="T15">9</text:span><text:span text:style-name="T13">]</text:span><text:span text:style-name="T15">[1-9</text:span><text:span text:style-name="T13">]</text:span><text:span text:style-name="T15">[A-Z][a-z][1-9].</text:span><text:span text:style-name="T13">txt </text:span><text:span text:style-name="T27">-&gt; this will bring back any file that matches ANY the following names k1</text:span><text:span text:style-name="T29">1Ab9</text:span><text:span text:style-name="T27">.txt and so on each bracket is a digit and you can have multiple digests</text:span></text:p>
            </text:list-item>
            <text:list-item>
              <text:p text:style-name="P25"><text:span text:style-name="T30">Exp</text:span><text:span text:style-name="T31">6</text:span><text:span text:style-name="T13"> </text:span><text:span text:style-name="T15">l</text:span><text:span text:style-name="T13">s k[1-</text:span><text:span text:style-name="T15">9ABC].</text:span><text:span text:style-name="T13">txt </text:span><text:span text:style-name="T27">-&gt; this will bring back any file that matches ANY the following names k1</text:span><text:span text:style-name="T29">A</text:span><text:span text:style-name="T27">.txt and so on each bracket is a digit and you can have multiple digest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21:03:10.331383257</meta:creation-date>
    <meta:generator>LibreOffice/6.4.7.2$Linux_X86_64 LibreOffice_project/40$Build-2</meta:generator>
    <dc:date>2022-01-23T14:23:35.929578802</dc:date>
    <meta:editing-duration>P1DT1H47M41S</meta:editing-duration>
    <meta:editing-cycles>4</meta:editing-cycles>
    <meta:document-statistic meta:table-count="0" meta:image-count="0" meta:object-count="0" meta:page-count="2" meta:paragraph-count="39" meta:word-count="712" meta:character-count="3919" meta:non-whitespace-character-count="3250"/>
  </office:meta>
</office:document-meta>
</file>